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28cm" draw:fill-color="#0078aa"/>
    </style:style>
    <style:style style:name="gr4" style:family="graphic" style:parent-style-name="standard">
      <style:graphic-properties draw:stroke="none" svg:stroke-width="0.028cm" draw:fill-color="#00b4ff"/>
    </style:style>
    <style:style style:name="gr5" style:family="graphic" style:parent-style-name="standard">
      <style:graphic-properties svg:stroke-width="0.028cm" svg:stroke-color="#aae6ff" draw:fill="none" draw:fill-color="#ffffff" fo:padding-top="-0.036cm" fo:padding-bottom="-0.036cm" fo:padding-left="-0.036cm" fo:padding-right="-0.036cm"/>
    </style:style>
    <style:style style:name="gr6" style:family="graphic" style:parent-style-name="standard">
      <style:graphic-properties draw:stroke="none" svg:stroke-width="0.028cm" draw:fill-color="#000000"/>
    </style:style>
    <style:style style:name="gr7" style:family="graphic" style:parent-style-name="standard">
      <style:graphic-properties draw:stroke="none" svg:stroke-width="0.028cm" draw:fill-color="#ffffff"/>
    </style:style>
    <style:style style:name="gr8" style:family="graphic" style:parent-style-name="standard">
      <style:graphic-properties svg:stroke-width="0.084cm" svg:stroke-color="#ffffff" draw:fill="none" draw:fill-color="#ffffff" fo:padding-top="-0.008cm" fo:padding-bottom="-0.008cm" fo:padding-left="-0.008cm" fo:padding-right="-0.008cm"/>
    </style:style>
    <style:style style:name="gr9" style:family="graphic" style:parent-style-name="standard">
      <style:graphic-properties svg:stroke-width="0.084cm" svg:stroke-color="#000000" draw:fill="none" draw:fill-color="#ffffff" fo:padding-top="-0.008cm" fo:padding-bottom="-0.008cm" fo:padding-left="-0.008cm" fo:padding-right="-0.008cm"/>
    </style:style>
    <style:style style:name="gr10" style:family="graphic" style:parent-style-name="standard">
      <style:graphic-properties draw:stroke="none" svg:stroke-width="0.084cm" draw:fill-color="#0078aa"/>
    </style:style>
  </office:automatic-styles>
  <office:body>
    <office:drawing>
      <draw:page draw:name="page1" draw:style-name="dp1" draw:master-page-name="Default">
        <draw:g>
          <draw:glue-point draw:id="4" svg:x="-0.008cm" svg:y="-5cm"/>
          <draw:glue-point draw:id="5" svg:x="-0.001cm" svg:y="5cm"/>
          <draw:glue-point draw:id="6" svg:x="-5cm" svg:y="-3.467cm"/>
          <draw:glue-point draw:id="7" svg:x="-5cm" svg:y="3.444cm"/>
          <draw:glue-point draw:id="8" svg:x="-5cm" svg:y="-0.012cm"/>
          <draw:glue-point draw:id="9" svg:x="5.024cm" svg:y="-3.444cm"/>
          <draw:glue-point draw:id="10" svg:x="5.024cm" svg:y="3.444cm"/>
          <draw:glue-point draw:id="11" svg:x="5.024cm" svg:y="-0.001cm"/>
          <draw:glue-point draw:id="12" svg:x="0.008cm" svg:y="-0.005cm"/>
          <draw:polygon draw:style-name="gr1" draw:layer="layout" svg:width="2.403cm" svg:height="0.832cm" svg:x="0cm" svg:y="1.168cm" svg:viewBox="0 0 2404 833" draw:points="2404,416 2402,395 2397,374 2390,353 2378,332 2365,312 2348,291 2329,272 2306,252 2280,233 2253,214 2222,196 2188,178 2153,161 2114,145 2072,130 2030,114 1984,100 1937,86 1888,74 1837,63 1784,52 1731,43 1676,33 1619,25 1561,19 1502,13 1443,9 1384,5 1323,2 1263,1 1202,0 1140,1 1079,2 1019,5 960,9 900,13 842,19 783,25 727,33 672,43 618,52 566,63 514,74 466,86 419,100 373,114 330,130 290,145 251,161 214,178 181,196 150,214 122,233 97,252 74,272 54,291 38,312 24,332 13,353 6,374 1,395 0,416 1,437 6,458 13,479 24,500 38,521 54,541 74,561 97,580 122,600 150,618 181,637 214,654 251,671 290,687 330,703 373,718 419,732 466,745 514,758 566,769 618,781 672,790 727,799 783,807 842,813 900,820 960,824 1019,827 1079,831 1140,833 1202,833 1263,833 1323,831 1384,827 1443,824 1502,820 1561,813 1619,807 1676,799 1731,790 1784,781 1837,769 1888,758 1937,745 1984,732 2030,718 2072,703 2114,687 2153,671 2188,654 2222,637 2253,618 2280,600 2306,580 2329,561 2348,541 2365,521 2378,500 2390,479 2397,458 2402,437">
            <text:p/>
          </draw:polygon>
          <draw:polygon draw:style-name="gr2" draw:layer="layout" svg:width="2.389cm" svg:height="0.818cm" svg:x="0cm" svg:y="1.168cm" svg:viewBox="0 0 2390 819" draw:points="2390,410 2388,388 2383,368 2376,348 2365,327 2352,306 2335,287 2315,267 2292,248 2267,229 2239,210 2209,193 2175,175 2140,159 2101,143 2061,127 2018,112 1973,99 1926,85 1877,73 1826,62 1774,51 1721,42 1666,33 1610,25 1552,19 1494,13 1436,8 1376,5 1316,3 1255,1 1194,0 1134,1 1074,3 1013,5 953,8 895,13 837,19 779,25 724,33 668,42 614,51 562,62 511,73 463,85 416,99 371,112 328,127 287,143 249,159 214,175 180,193 150,210 122,229 97,248 74,267 54,287 38,306 23,327 12,348 6,368 1,388 0,410 1,431 6,450 12,471 23,492 38,512 54,532 74,552 97,571 122,589 150,608 180,626 214,643 249,660 287,676 328,692 371,706 416,720 463,733 511,746 562,757 614,768 668,777 724,786 779,794 837,800 895,806 953,810 1013,814 1074,817 1134,819 1194,819 1255,819 1316,817 1376,814 1436,810 1494,806 1552,800 1610,794 1666,786 1721,777 1774,768 1826,757 1877,746 1926,733 1973,720 2018,706 2061,692 2101,676 2140,660 2175,643 2209,626 2239,608 2267,589 2292,571 2315,552 2335,532 2352,512 2365,492 2376,471 2383,450 2388,431">
            <text:p/>
          </draw:polygon>
          <draw:polygon draw:style-name="gr3" draw:layer="layout" svg:width="2.388cm" svg:height="1.168cm" svg:x="0cm" svg:y="0.424cm" svg:viewBox="0 0 2389 1169" draw:points="0,0 0,1169 2389,1169 2389,0">
            <text:p/>
          </draw:polygon>
          <draw:polygon draw:style-name="gr4" draw:layer="layout" svg:width="2.403cm" svg:height="0.832cm" svg:x="0cm" svg:y="0cm" svg:viewBox="0 0 2404 833" draw:points="2404,416 2402,395 2397,374 2390,353 2378,332 2365,311 2348,291 2329,271 2306,252 2280,232 2253,214 2222,195 2188,178 2153,161 2114,145 2072,129 2030,114 1984,99 1937,86 1888,74 1837,62 1784,51 1731,42 1676,33 1619,25 1561,19 1502,12 1443,8 1384,4 1323,1 1263,0 1202,0 1140,0 1079,1 1019,4 960,8 900,12 842,19 783,25 727,33 672,42 618,51 566,62 514,74 466,86 419,99 373,114 330,129 290,145 251,161 214,178 181,195 150,214 122,232 97,252 74,271 54,291 38,311 24,332 13,353 6,374 1,395 0,416 1,437 6,458 13,479 24,500 38,520 54,541 74,560 97,580 122,599 150,618 181,636 214,653 251,671 290,687 330,702 373,718 419,732 466,745 514,758 566,769 618,780 672,789 727,799 783,807 842,813 900,819 960,823 1019,827 1079,830 1140,831 1202,833 1263,831 1323,830 1384,827 1443,823 1502,819 1561,813 1619,807 1676,799 1731,789 1784,780 1837,769 1888,758 1937,745 1984,732 2030,718 2072,702 2114,687 2153,671 2188,653 2222,636 2253,618 2280,599 2306,580 2329,560 2348,541 2365,520 2378,500 2390,479 2397,458 2402,437">
            <text:p/>
          </draw:polygon>
          <draw:path draw:style-name="gr5" draw:layer="layout" svg:width="2.389cm" svg:height="0.813cm" svg:x="0cm" svg:y="0.005cm" svg:viewBox="0 0 2390 814" svg:d="m2390 404-2-20-5-22-7-19-11-21-13-21-17-19-20-20-23-19-25-19-28-18-30-18-34-18-35-17-39-16-40-16-43-14-45-13-47-14-49-12-51-11-52-11-53-10-55-8-56-8-58-7-58-5-58-5-60-3zm-363 0-60 3-58 5-58 5-58 7-55 8-56 8-54 10-52 11-51 11-48 12-47 14-45 13-43 14-41 16-38 16-35 17-34 18-30 18-28 18-25 19-23 19-20 20-16 19-15 21-11 21-6 19-5 22-1 20 1 21 5 21 6 20 11 21 15 20 16 20 20 19 23 19 25 19 28 19 30 18 34 17 35 17 38 16 41 15 43 15 45 13 47 14 48 12 51 11 52 11 54 10 56 8 55 9 58 6 58 5 58 5 60 3 61 3 60 2 60 1 61-1 61-2 60-3 60-3 58-5 58-5 58-6 56-9 55-8 53-10 52-11 51-11 49-12 47-14 45-13 43-15 40-15 39-16 35-17 34-17 30-18 28-19 25-19 23-19 20-19 17-20 13-20 11-21 7-20 5-21 2-21zm0 0z">
            <text:p/>
          </draw:path>
          <draw:polygon draw:style-name="gr6" draw:layer="layout" svg:width="0.787cm" svg:height="0.263cm" svg:x="1.223cm" svg:y="0.118cm" svg:viewBox="0 0 788 264" draw:points="0,204 175,264 597,87 788,145 685,0 189,0 393,43">
            <text:p/>
          </draw:polygon>
          <draw:polygon draw:style-name="gr6" draw:layer="layout" svg:width="0.786cm" svg:height="0.278cm" svg:x="0.364cm" svg:y="0.424cm" svg:viewBox="0 0 787 279" draw:points="787,58 612,0 204,175 0,117 102,279 612,279 394,220">
            <text:p/>
          </draw:polygon>
          <draw:polygon draw:style-name="gr6" draw:layer="layout" svg:width="0.786cm" svg:height="0.262cm" svg:x="0.408cm" svg:y="0.103cm" svg:viewBox="0 0 787 263" draw:points="0,58 174,0 597,160 787,117 684,263 189,263 393,218">
            <text:p/>
          </draw:polygon>
          <draw:polygon draw:style-name="gr6" draw:layer="layout" svg:width="0.787cm" svg:height="0.263cm" svg:x="1.194cm" svg:y="0.453cm" svg:viewBox="0 0 788 264" draw:points="788,205 613,264 204,87 0,146 101,0 613,0 394,43">
            <text:p/>
          </draw:polygon>
          <draw:polygon draw:style-name="gr7" draw:layer="layout" svg:width="0.786cm" svg:height="0.264cm" svg:x="1.238cm" svg:y="0.131cm" svg:viewBox="0 0 787 265" draw:points="0,205 173,265 597,88 787,147 684,0 189,0 392,44">
            <text:p/>
          </draw:polygon>
          <draw:polygon draw:style-name="gr7" draw:layer="layout" svg:width="0.786cm" svg:height="0.277cm" svg:x="0.379cm" svg:y="0.439cm" svg:viewBox="0 0 787 278" draw:points="787,57 611,0 203,174 0,116 101,278 611,278 392,220">
            <text:p/>
          </draw:polygon>
          <draw:polygon draw:style-name="gr7" draw:layer="layout" svg:width="0.786cm" svg:height="0.263cm" svg:x="0.422cm" svg:y="0.118cm" svg:viewBox="0 0 787 264" draw:points="0,58 175,0 597,160 787,116 685,264 189,264 394,219">
            <text:p/>
          </draw:polygon>
          <draw:polygon draw:style-name="gr7" draw:layer="layout" svg:width="0.787cm" svg:height="0.263cm" svg:x="1.208cm" svg:y="0.468cm" svg:viewBox="0 0 788 264" draw:points="788,205 612,264 203,87 0,146 101,0 612,0 394,43">
            <text:p/>
          </draw:polygon>
          <draw:line draw:style-name="gr5" draw:layer="layout" svg:x1="0cm" svg:y1="0.409cm" svg:x2="0cm" svg:y2="1.592cm">
            <text:p/>
          </draw:line>
          <draw:line draw:style-name="gr5" draw:layer="layout" svg:x1="2.388cm" svg:y1="0.409cm" svg:x2="2.388cm" svg:y2="1.607cm">
            <text:p/>
          </draw:line>
          <draw:polyline draw:style-name="gr8" draw:layer="layout" svg:width="1.334cm" svg:height="0.211cm" svg:x="0.909cm" svg:y="0.796cm" svg:viewBox="0 0 1335 212" draw:points="0,206 64,209 129,211 195,212 261,212 325,210 390,208 454,204 519,200 582,194 644,188 705,180 765,172 823,162 881,151 936,139 990,128 1041,114 1091,99 1137,84 1181,70 1223,53 1263,35 1300,18 1335,0">
            <text:p/>
          </draw:polyline>
          <draw:polyline draw:style-name="gr8" draw:layer="layout" svg:width="1.336cm" svg:height="0.211cm" svg:x="0.908cm" svg:y="0.942cm" svg:viewBox="0 0 1337 212" draw:points="0,206 66,208 130,210 196,212 261,212 326,210 392,208 455,205 521,200 583,194 645,188 707,180 767,172 825,162 882,152 937,140 991,128 1043,115 1092,100 1139,85 1183,69 1225,53 1265,36 1302,18 1337,0">
            <text:p/>
          </draw:polyline>
          <draw:polyline draw:style-name="gr8" draw:layer="layout" svg:width="1.334cm" svg:height="0.211cm" svg:x="0.909cm" svg:y="1.087cm" svg:viewBox="0 0 1335 212" draw:points="0,206 64,208 129,211 195,212 259,212 325,210 390,208 454,205 519,200 582,195 644,189 705,180 765,172 823,162 881,151 935,140 989,128 1041,115 1090,100 1137,85 1181,70 1223,53 1263,35 1300,19 1335,0">
            <text:p/>
          </draw:polyline>
          <draw:polyline draw:style-name="gr8" draw:layer="layout" svg:width="1.336cm" svg:height="0.212cm" svg:x="0.908cm" svg:y="1.234cm" svg:viewBox="0 0 1337 213" draw:points="0,206 66,209 130,212 196,213 261,213 326,211 392,209 455,206 521,201 583,195 645,189 707,181 767,173 825,163 882,152 937,141 991,128 1043,115 1092,100 1139,86 1183,70 1225,54 1265,36 1302,18 1337,0">
            <text:p/>
          </draw:polyline>
          <draw:polyline draw:style-name="gr8" draw:layer="layout" svg:width="1.334cm" svg:height="0.211cm" svg:x="0.909cm" svg:y="1.38cm" svg:viewBox="0 0 1335 212" draw:points="0,206 64,208 129,211 195,212 259,212 325,210 390,208 454,205 519,200 582,195 644,188 705,180 765,172 823,162 881,151 935,140 989,128 1041,114 1090,99 1137,84 1181,69 1223,52 1263,35 1300,18 1335,0">
            <text:p/>
          </draw:polyline>
          <draw:polyline draw:style-name="gr9" draw:layer="layout" svg:width="1.336cm" svg:height="0.212cm" svg:x="0.908cm" svg:y="0.782cm" svg:viewBox="0 0 1337 213" draw:points="0,206 66,209 130,211 196,213 261,213 326,211 392,208 455,204 521,200 583,194 645,188 707,180 767,172 825,162 882,151 937,139 991,128 1043,114 1092,99 1139,84 1183,70 1225,53 1265,35 1302,18 1337,0">
            <text:p/>
          </draw:polyline>
          <draw:polyline draw:style-name="gr9" draw:layer="layout" svg:width="1.334cm" svg:height="0.211cm" svg:x="0.909cm" svg:y="0.927cm" svg:viewBox="0 0 1335 212" draw:points="0,205 64,208 129,210 195,212 259,212 325,210 390,208 454,205 519,200 582,194 644,187 705,179 765,171 823,161 881,151 935,139 989,127 1041,114 1090,100 1137,85 1181,69 1223,53 1263,35 1300,18 1335,0">
            <text:p/>
          </draw:polyline>
          <draw:polyline draw:style-name="gr9" draw:layer="layout" svg:width="1.336cm" svg:height="0.212cm" svg:x="0.908cm" svg:y="1.073cm" svg:viewBox="0 0 1337 213" draw:points="0,206 66,209 130,211 196,213 261,213 326,211 392,208 455,205 521,201 583,195 645,189 707,180 767,172 825,163 882,151 937,140 991,128 1043,115 1092,101 1139,85 1183,70 1225,53 1265,36 1302,18 1337,0">
            <text:p/>
          </draw:polyline>
          <draw:polyline draw:style-name="gr9" draw:layer="layout" svg:width="1.334cm" svg:height="0.212cm" svg:x="0.909cm" svg:y="1.219cm" svg:viewBox="0 0 1335 213" draw:points="0,206 64,209 129,211 195,213 259,213 325,211 390,208 454,205 519,201 582,195 644,188 705,180 765,172 823,162 881,151 935,140 989,128 1041,115 1090,100 1137,85 1181,70 1223,53 1263,35 1300,18 1335,0">
            <text:p/>
          </draw:polyline>
          <draw:polyline draw:style-name="gr9" draw:layer="layout" svg:width="1.334cm" svg:height="0.211cm" svg:x="0.909cm" svg:y="1.366cm" svg:viewBox="0 0 1335 212" draw:points="0,206 64,209 129,211 195,212 261,212 325,210 390,208 454,205 519,200 582,195 644,188 705,180 765,172 823,162 881,151 936,140 990,128 1041,114 1091,100 1137,85 1181,69 1223,52 1263,35 1300,18 1335,0">
            <text:p/>
          </draw:polyline>
          <draw:polyline draw:style-name="gr8" draw:layer="layout" svg:width="1.334cm" svg:height="0.211cm" svg:x="0.909cm" svg:y="1.526cm" svg:viewBox="0 0 1335 212" draw:points="0,205 64,208 129,210 195,212 261,212 325,210 390,208 454,205 519,201 582,195 644,189 705,180 765,172 823,162 881,152 936,140 990,128 1041,115 1091,100 1137,86 1181,69 1223,53 1263,35 1300,18 1335,0">
            <text:p/>
          </draw:polyline>
          <draw:polyline draw:style-name="gr9" draw:layer="layout" svg:width="1.336cm" svg:height="0.211cm" svg:x="0.908cm" svg:y="1.511cm" svg:viewBox="0 0 1337 212" draw:points="0,206 66,208 130,212 196,212 261,212 326,210 392,208 455,205 521,200 583,194 645,189 707,180 767,172 825,162 882,152 937,140 991,128 1043,115 1092,100 1139,86 1183,69 1225,53 1265,35 1302,19 1337,0">
            <text:p/>
          </draw:polyline>
          <draw:polyline draw:style-name="gr8" draw:layer="layout" svg:width="1.336cm" svg:height="0.211cm" svg:x="0.908cm" svg:y="1.672cm" svg:viewBox="0 0 1337 212" draw:points="0,205 66,208 130,210 196,212 261,212 326,210 392,207 455,204 521,200 583,194 645,188 707,179 767,172 825,162 882,151 937,139 991,128 1043,115 1092,100 1139,85 1183,69 1225,53 1265,35 1302,18 1337,0">
            <text:p/>
          </draw:polyline>
          <draw:polyline draw:style-name="gr9" draw:layer="layout" svg:width="1.334cm" svg:height="0.211cm" svg:x="0.909cm" svg:y="1.658cm" svg:viewBox="0 0 1335 212" draw:points="0,205 64,207 129,210 195,212 259,212 325,209 390,207 454,204 519,199 582,194 644,188 705,179 765,172 823,161 881,150 935,139 989,128 1041,114 1090,99 1137,84 1181,69 1223,52 1263,35 1300,18 1335,0">
            <text:p/>
          </draw:polyline>
          <draw:polygon draw:style-name="gr10" draw:layer="layout" svg:width="0.132cm" svg:height="1.036cm" svg:x="2.228cm" svg:y="0.643cm" svg:viewBox="0 0 133 1037" draw:points="0,72 0,1037 133,964 133,0">
            <text:p/>
          </draw:polygon>
          <draw:polygon draw:style-name="gr10" draw:layer="layout" svg:width="0.131cm" svg:height="1.036cm" svg:x="0.801cm" svg:y="0.877cm" svg:viewBox="0 0 132 1037" draw:points="0,0 0,1037 132,1037 132,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7507 Router</dc:title>
    <meta:creation-date>2011-02-07T16:37:14</meta:creation-date>
    <meta:editing-duration>P0D</meta:editing-duration>
    <meta:editing-cycles>1</meta:editing-cycles>
    <meta:document-statistic meta:object-count="32"/>
    <meta:generator>OpenOffice.org/3.3$Linux OpenOffice.org_project/330m20$Build-9567</meta:generator>
  </office:meta>
</office:document-meta>
</file>